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70000002A7A2C917180D220211.png" manifest:media-type="image/png"/>
  <manifest:file-entry manifest:full-path="Pictures/1000020100000424000002AF2382A885879E5311.png" manifest:media-type="image/png"/>
  <manifest:file-entry manifest:full-path="Pictures/10000201000004C8000002A8F7D70EA1F9C6BA91.png" manifest:media-type="image/png"/>
  <manifest:file-entry manifest:full-path="Pictures/10000201000005160000022C90C70D2AB7ED6B6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e66d" officeooo:paragraph-rsid="001be66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HRIMAN</text:p>
      <text:p text:style-name="P1">1NT19IS150</text:p>
      <text:p text:style-name="P1"><draw:frame draw:style-name="fr2" draw:name="Image1" text:anchor-type="char" svg:width="17cm" svg:height="7.258cm" draw:z-index="0"><draw:image xlink:href="Pictures/10000201000005160000022C90C70D2AB7ED6B67.png" xlink:type="simple" xlink:show="embed" xlink:actuate="onLoad" loext:mime-type="image/png"/></draw:frame><draw:frame draw:style-name="fr1" draw:name="Image2" text:anchor-type="char" svg:x="0.318cm" svg:y="7.634cm" svg:width="17cm" svg:height="9.444cm" draw:z-index="1"><draw:image xlink:href="Pictures/10000201000004C8000002A8F7D70EA1F9C6BA9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char" svg:x="-0.37cm" svg:y="0.175cm" svg:width="17cm" svg:height="11.017cm" draw:z-index="2"><draw:image xlink:href="Pictures/1000020100000424000002AF2382A885879E5311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char" svg:x="0.192cm" svg:y="1.459cm" svg:width="16.51cm" svg:height="17.965cm" draw:z-index="3"><draw:image xlink:href="Pictures/1000020100000270000002A7A2C917180D22021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8T15:21:22.644467725</meta:creation-date>
    <dc:date>2022-06-28T15:24:41.874039401</dc:date>
    <meta:editing-duration>PT3M19S</meta:editing-duration>
    <meta:editing-cycles>2</meta:editing-cycles>
    <meta:generator>LibreOffice/6.4.7.2$Linux_X86_64 LibreOffice_project/40$Build-2</meta:generator>
    <meta:document-statistic meta:table-count="0" meta:image-count="4" meta:object-count="0" meta:page-count="3" meta:paragraph-count="2" meta:word-count="2" meta:character-count="17" meta:non-whitespace-character-count="17"/>
  </office:meta>
</office:document-meta>
</file>